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1. Core Requirements</text:span></text:p>
      <text:p text:style-name="P1"><text:span text:style-name="T1">An effective event management site must facilitate the entire event lifecycle. </text:span></text:p>
      <text:p text:style-name="P1"><text:span text:style-name="T1">Event Listing &amp; Discovery: Display upcoming events with details (date, time, location, speaker bios, agenda).</text:span></text:p>
      <text:p text:style-name="P1"><text:span text:style-name="T1">User Registration &amp; Ticketing: Secure online registration, tiered ticketing (e.g., VIP, Early Bird), and group registration capabilities.</text:span></text:p>
      <text:p text:style-name="P1"><text:span text:style-name="T1">Payment Gateway Integration: Secure processing for payments, refunds, and invoice generation.</text:span></text:p>
      <text:p text:style-name="P1"><text:span text:style-name="T1">Admin Dashboard: Tools for creating/editing events, tracking registration metrics, and managing attendee data.</text:span></text:p>
      <text:p text:style-name="P1"><text:span text:style-name="T1">Automated Communication: Confirmation emails, QR code tickets, and automated updates to attendees.</text:span></text:p>
      <text:p text:style-name="P1"><text:span text:style-name="T1">Responsive Design: Optimized for mobile, tablet, and desktop.</text:span></text:p>
      <text:p text:style-name="P1"><text:span text:style-name="T1">Search &amp; Filtering: Functionality to search events by date, location, or type. </text:span></text:p>
      <text:p text:style-name="P1"><text:span text:style-name="T1">2. Acceptance Criteria Review</text:span></text:p>
      <text:p text:style-name="P1"><text:span text:style-name="T1">Acceptance criteria must be actionable, testable, and focused on user experience. </text:span></text:p>
      <text:p text:style-name="P1"><text:span text:style-name="T1">A. Registration &amp; Ticketing System</text:span></text:p>
      <text:p text:style-name="P1"><text:span text:style-name="T1">Validation: User can select ticket quantity and type, fill in attendee details, and select payment options without errors.</text:span></text:p>
      <text:p text:style-name="P1"><text:span text:style-name="T1">Security: Registration forms must use SSL/HTTPS for secure data transmission.</text:span></text:p>
      <text:p text:style-name="P1"><text:span text:style-name="T1">Confirmation: Upon successful payment, the user receives an email containing a registration ticket/QR code within 2 minutes.</text:span></text:p>
      <text:p text:style-name="P1"><text:span text:style-name="T1">Limits: The system must restrict ticket sales once the set venue capacity is reached. </text:span></text:p>
      <text:p text:style-name="P1"><text:span text:style-name="T1">B. Frontend &amp; Usability</text:span></text:p>
      <text:p text:style-name="P1"><text:span text:style-name="T1">Navigation: All key information (Agenda, Speakers, Venue) is reachable within three clicks from the homepage.</text:span></text:p>
      <text:p text:style-name="P1"><text:span text:style-name="T1">Responsiveness: The site must display correctly on devices with screen widths from 320px to 1920px (mobile, tablet, desktop).</text:span></text:p>
      <text:p text:style-name="P1"><text:span text:style-name="T1">Speed: Pages must load in under 3 seconds to prevent attendee drop-off.</text:span></text:p>
      <text:p text:style-name="P1"><text:span text:style-name="T1">Accessibility: Site meets WCAG 2.1 accessibility standards (e.g., high-contrast text, proper alt text for images). </text:span></text:p>
      <text:p text:style-name="P1"><text:span text:style-name="T1">C. Administration &amp; Content Management</text:span></text:p>
      <text:p text:style-name="P1"><text:span text:style-name="T1">Event Creation: Admin can create a new event, upload images, set ticket prices, and publish to the site within 10 minutes.</text:span></text:p>
      <text:p text:style-name="P1"><text:span text:style-name="T1">Data Export: Admin can export attendee lists to CSV/Excel format for check-in purposes.</text:span></text:p>
      <text:p text:style-name="P1"><text:span text:style-name="T1">Role Management: Different access levels (e.g., admin, organizer, staff) work as intended. </text:span></text:p>
      <text:p text:style-name="P1"><text:span text:style-name="T1">3. Technical &amp; Performance Requirements</text:span></text:p>
      <text:p text:style-name="P1"><text:span text:style-name="T1">Hosting: Cloud-based hosting (e.g., AWS, Vercel) to ensure global accessibility and uptime during peak registration times.</text:span></text:p>
      <text:p text:style-name="P1"><text:span text:style-name="T1">Scalability: The system can handle a minimum of 100+ concurrent users without latency issues.</text:span></text:p>
      <text:p text:style-name="P1"><text:span text:style-name="T1">Integrations: Integration with external tools such as Google Analytics, CRM systems (Salesforce/HubSpot), and social media platforms. </text:span></text:p>
      <text:p text:style-name="P1"><text:span text:style-name="T1">Key Performance Indicators (KPIs) for Review</text:span></text:p>
      <text:p text:style-name="P1"><text:span text:style-name="T1">When evaluating the completed website, success should be measured by:</text:span></text:p>
      <text:p text:style-name="P1"><text:span text:style-name="T1">Registration Conversion Rate: Percentage of visitors who complete the registration.</text:span></text:p>
      <text:p text:style-name="P1"><text:span text:style-name="T1">Mobile Conversion Rate: Registration success rate on mobile devices.</text:span></text:p>
      <text:p text:style-name="P1"><text:span text:style-name="T1">System Uptime: 99.9% uptime during the event marketing period. 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